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Unifon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Unifon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1T17:57:59.89743478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1.2$Linux_X86_64 LibreOffice_project/00$Build-2</meta:generator>
  </office:meta>
</office:document-meta>
</file>